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paragraph-rsid="0029237b"/>
    </style:style>
    <style:style style:name="P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" style:family="paragraph" style:parent-style-name="Heading_20_1">
      <style:text-properties officeooo:paragraph-rsid="00911f7a"/>
    </style:style>
    <style:style style:name="P5" style:family="paragraph" style:parent-style-name="Heading_20_1">
      <style:text-properties officeooo:paragraph-rsid="00e03e4b"/>
    </style:style>
    <style:style style:name="P6" style:family="paragraph" style:parent-style-name="Standard" style:list-style-name="L1">
      <style:text-properties officeooo:paragraph-rsid="00db78ce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2ceae4"/>
    </style:style>
    <style:style style:name="P9" style:family="paragraph" style:parent-style-name="Text_20_body" style:list-style-name="L1">
      <style:text-properties officeooo:paragraph-rsid="00970332"/>
    </style:style>
    <style:style style:name="P10" style:family="paragraph" style:parent-style-name="Text_20_body" style:list-style-name="L1">
      <style:text-properties officeooo:paragraph-rsid="009e2dfb"/>
    </style:style>
    <style:style style:name="P11" style:family="paragraph" style:parent-style-name="Text_20_body" style:list-style-name="L1">
      <style:text-properties officeooo:paragraph-rsid="00a073c0"/>
    </style:style>
    <style:style style:name="P12" style:family="paragraph" style:parent-style-name="Text_20_body" style:list-style-name="L1">
      <style:text-properties officeooo:paragraph-rsid="00a26e62"/>
    </style:style>
    <style:style style:name="P13" style:family="paragraph" style:parent-style-name="Text_20_body" style:list-style-name="L1">
      <style:text-properties officeooo:paragraph-rsid="00ad648a"/>
    </style:style>
    <style:style style:name="P14" style:family="paragraph" style:parent-style-name="Text_20_body" style:list-style-name="L1">
      <style:text-properties officeooo:paragraph-rsid="00bcfa06"/>
    </style:style>
    <style:style style:name="P15" style:family="paragraph" style:parent-style-name="Text_20_body" style:list-style-name="L1">
      <style:text-properties officeooo:paragraph-rsid="00bea7ad"/>
    </style:style>
    <style:style style:name="P16" style:family="paragraph" style:parent-style-name="Text_20_body" style:list-style-name="L1">
      <style:text-properties officeooo:paragraph-rsid="00b79715"/>
    </style:style>
    <style:style style:name="P17" style:family="paragraph" style:parent-style-name="Text_20_body" style:list-style-name="L4">
      <style:text-properties officeooo:rsid="0031ef6d" officeooo:paragraph-rsid="00933f40"/>
    </style:style>
    <style:style style:name="P18" style:family="paragraph" style:parent-style-name="Text_20_body" style:list-style-name="L2">
      <style:text-properties style:font-name="Liberation Serif" fo:font-size="12pt" fo:font-weight="normal" officeooo:rsid="0031ef6d" officeooo:paragraph-rsid="00344305" style:font-size-asian="12pt" style:font-weight-asian="normal" style:font-size-complex="12pt" style:font-weight-complex="normal"/>
    </style:style>
    <style:style style:name="P19" style:family="paragraph" style:parent-style-name="Text_20_body" style:list-style-name="L3">
      <style:text-properties officeooo:paragraph-rsid="00d29248"/>
    </style:style>
    <style:style style:name="P20" style:family="paragraph" style:parent-style-name="Text_20_body" style:list-style-name="L3">
      <style:text-properties officeooo:paragraph-rsid="00d2ce7d"/>
    </style:style>
    <style:style style:name="P21" style:family="paragraph" style:parent-style-name="Text_20_body" style:list-style-name="L3">
      <style:text-properties officeooo:paragraph-rsid="00d3221b"/>
    </style:style>
    <style:style style:name="P22" style:family="paragraph" style:parent-style-name="Text_20_body" style:list-style-name="L4">
      <style:text-properties officeooo:paragraph-rsid="0037e3a7"/>
    </style:style>
    <style:style style:name="P23" style:family="paragraph" style:parent-style-name="Text_20_body" style:list-style-name="L4">
      <style:text-properties officeooo:paragraph-rsid="00911f7a"/>
    </style:style>
    <style:style style:name="P24" style:family="paragraph" style:parent-style-name="Text_20_body" style:list-style-name="L4">
      <style:text-properties officeooo:paragraph-rsid="00933f40"/>
    </style:style>
    <style:style style:name="P25" style:family="paragraph" style:parent-style-name="Text_20_body" style:list-style-name="L4">
      <style:text-properties officeooo:rsid="0037e3a7" officeooo:paragraph-rsid="0037e3a7"/>
    </style:style>
    <style:style style:name="P26" style:family="paragraph" style:parent-style-name="Text_20_body" style:list-style-name="L4">
      <style:text-properties officeooo:rsid="0037e3a7" officeooo:paragraph-rsid="00386e31"/>
    </style:style>
    <style:style style:name="P27" style:family="paragraph" style:parent-style-name="Text_20_body" style:list-style-name="L5">
      <style:text-properties officeooo:paragraph-rsid="003bb0e8"/>
    </style:style>
    <style:style style:name="P28" style:family="paragraph" style:parent-style-name="Text_20_body" style:list-style-name="L5">
      <style:text-properties officeooo:paragraph-rsid="003e6a22"/>
    </style:style>
    <style:style style:name="P29" style:family="paragraph" style:parent-style-name="Text_20_body" style:list-style-name="L5">
      <style:text-properties officeooo:paragraph-rsid="0046d56f"/>
    </style:style>
    <style:style style:name="P30" style:family="paragraph" style:parent-style-name="Text_20_body" style:list-style-name="L5">
      <style:text-properties officeooo:paragraph-rsid="0059ce6e"/>
    </style:style>
    <style:style style:name="P31" style:family="paragraph" style:parent-style-name="Text_20_body" style:list-style-name="L5">
      <style:text-properties officeooo:paragraph-rsid="005dbff6"/>
    </style:style>
    <style:style style:name="P32" style:family="paragraph" style:parent-style-name="Text_20_body" style:list-style-name="L5">
      <style:text-properties officeooo:rsid="003e6a22" officeooo:paragraph-rsid="003e6a22"/>
    </style:style>
    <style:style style:name="P33" style:family="paragraph" style:parent-style-name="Text_20_body">
      <style:text-properties officeooo:paragraph-rsid="004e28c3"/>
    </style:style>
    <style:style style:name="P34" style:family="paragraph" style:parent-style-name="Text_20_body" style:list-style-name="L4">
      <style:text-properties officeooo:rsid="007f87a9" officeooo:paragraph-rsid="00911f7a"/>
    </style:style>
    <style:style style:name="P35" style:family="paragraph" style:parent-style-name="Text_20_body" style:list-style-name="L4">
      <style:text-properties officeooo:rsid="008f7630" officeooo:paragraph-rsid="00911f7a"/>
    </style:style>
    <style:style style:name="P36" style:family="paragraph" style:parent-style-name="Text_20_body">
      <style:text-properties officeooo:rsid="00114070" officeooo:paragraph-rsid="00114070"/>
    </style:style>
    <style:style style:name="P37" style:family="paragraph" style:parent-style-name="Text_20_body" style:list-style-name="L1">
      <style:text-properties officeooo:rsid="00b04ca0" officeooo:paragraph-rsid="00b79715"/>
    </style:style>
    <style:style style:name="P38" style:family="paragraph" style:parent-style-name="Text_20_body" style:list-style-name="L1">
      <style:text-properties officeooo:rsid="00b04ca0" officeooo:paragraph-rsid="00c322ab"/>
    </style:style>
    <style:style style:name="P39" style:family="paragraph" style:parent-style-name="Text_20_body" style:list-style-name="L5">
      <style:text-properties officeooo:rsid="00b2142c" officeooo:paragraph-rsid="00b2142c"/>
    </style:style>
    <style:style style:name="P40" style:family="paragraph" style:parent-style-name="Text_20_body" style:list-style-name="L6">
      <style:text-properties officeooo:paragraph-rsid="00e4b764"/>
    </style:style>
    <style:style style:name="P41" style:family="paragraph" style:parent-style-name="Text_20_body" style:list-style-name="L1">
      <style:text-properties officeooo:rsid="00db78ce" officeooo:paragraph-rsid="00db78ce"/>
    </style:style>
    <style:style style:name="P42" style:family="paragraph" style:parent-style-name="Text_20_body" style:list-style-name="L6">
      <style:text-properties officeooo:rsid="00e7d4eb" officeooo:paragraph-rsid="00e7d4eb"/>
    </style:style>
    <style:style style:name="T1" style:family="text">
      <style:text-properties officeooo:rsid="00154e98"/>
    </style:style>
    <style:style style:name="T2" style:family="text">
      <style:text-properties officeooo:rsid="001cd400"/>
    </style:style>
    <style:style style:name="T3" style:family="text">
      <style:text-properties officeooo:rsid="001e6e0a"/>
    </style:style>
    <style:style style:name="T4" style:family="text">
      <style:text-properties officeooo:rsid="001f5432"/>
    </style:style>
    <style:style style:name="T5" style:family="text">
      <style:text-properties officeooo:rsid="0020f410"/>
    </style:style>
    <style:style style:name="T6" style:family="text">
      <style:text-properties officeooo:rsid="00213d50"/>
    </style:style>
    <style:style style:name="T7" style:family="text">
      <style:text-properties officeooo:rsid="00227b27"/>
    </style:style>
    <style:style style:name="T8" style:family="text">
      <style:text-properties officeooo:rsid="0024b6d8"/>
    </style:style>
    <style:style style:name="T9" style:family="text">
      <style:text-properties style:font-name="Liberation Sans" fo:font-size="16.1000003814697pt" fo:font-weight="bold" officeooo:rsid="0029e485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0" style:family="text">
      <style:text-properties style:font-name="Liberation Sans" fo:font-size="16.1000003814697pt" fo:font-weight="bold" officeooo:rsid="00e20952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11" style:family="text">
      <style:text-properties style:font-name="Liberation Sans" fo:font-size="28pt" fo:font-weight="bold" officeooo:rsid="0029237b" style:font-name-asian="Noto Sans CJK SC" style:font-size-asian="28pt" style:font-weight-asian="bold" style:font-name-complex="Lohit Devanagari" style:font-size-complex="28pt" style:font-weight-complex="bold"/>
    </style:style>
    <style:style style:name="T12" style:family="text">
      <style:text-properties style:font-name="Liberation Sans" fo:font-size="28pt" fo:font-weight="bold" officeooo:rsid="004db700" style:font-name-asian="Noto Sans CJK SC" style:font-size-asian="28pt" style:font-weight-asian="bold" style:font-name-complex="Lohit Devanagari" style:font-size-complex="28pt" style:font-weight-complex="bold"/>
    </style:style>
    <style:style style:name="T13" style:family="text">
      <style:text-properties style:font-name="Liberation Sans" fo:font-size="18.2000007629395pt" fo:font-weight="bold" officeooo:rsid="00911f7a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4" style:family="text">
      <style:text-properties officeooo:rsid="002ceae4"/>
    </style:style>
    <style:style style:name="T15" style:family="text">
      <style:text-properties officeooo:rsid="002d6bc0"/>
    </style:style>
    <style:style style:name="T16" style:family="text">
      <style:text-properties officeooo:rsid="00309086"/>
    </style:style>
    <style:style style:name="T17" style:family="text">
      <style:text-properties officeooo:rsid="0031ef6d"/>
    </style:style>
    <style:style style:name="T18" style:family="text">
      <style:text-properties officeooo:rsid="0033766a"/>
    </style:style>
    <style:style style:name="T19" style:family="text">
      <style:text-properties style:font-name-asian="Noto Sans CJK SC" style:font-name-complex="Lohit Devanagari"/>
    </style:style>
    <style:style style:name="T20" style:family="text">
      <style:text-properties officeooo:rsid="0033766a" style:font-name-asian="Noto Sans CJK SC" style:font-name-complex="Lohit Devanagari"/>
    </style:style>
    <style:style style:name="T21" style:family="text">
      <style:text-properties officeooo:rsid="00344305" style:font-name-asian="Noto Sans CJK SC" style:font-name-complex="Lohit Devanagari"/>
    </style:style>
    <style:style style:name="T22" style:family="text">
      <style:text-properties officeooo:rsid="0037e3a7"/>
    </style:style>
    <style:style style:name="T23" style:family="text">
      <style:text-properties officeooo:rsid="003bb0e8"/>
    </style:style>
    <style:style style:name="T24" style:family="text">
      <style:text-properties officeooo:rsid="003e6a22"/>
    </style:style>
    <style:style style:name="T25" style:family="text">
      <style:text-properties officeooo:rsid="004064bf"/>
    </style:style>
    <style:style style:name="T26" style:family="text">
      <style:text-properties officeooo:rsid="004569c5"/>
    </style:style>
    <style:style style:name="T27" style:family="text">
      <style:text-properties officeooo:rsid="0046d56f"/>
    </style:style>
    <style:style style:name="T28" style:family="text">
      <style:text-properties officeooo:rsid="00488de3"/>
    </style:style>
    <style:style style:name="T29" style:family="text">
      <style:text-properties officeooo:rsid="004c75c1"/>
    </style:style>
    <style:style style:name="T30" style:family="text">
      <style:text-properties style:font-name="Liberation Serif1" officeooo:rsid="004e28c3" style:font-name-asian="Liberation Serif1" style:font-name-complex="Liberation Serif1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officeooo:rsid="00227b27" style:font-weight-asian="bold" style:font-weight-complex="bold"/>
    </style:style>
    <style:style style:name="T33" style:family="text">
      <style:text-properties fo:font-weight="bold" officeooo:rsid="0024e0d2" style:font-weight-asian="bold" style:font-weight-complex="bold"/>
    </style:style>
    <style:style style:name="T34" style:family="text">
      <style:text-properties fo:font-weight="bold" officeooo:rsid="0056e2fa" style:font-weight-asian="bold" style:font-weight-complex="bold"/>
    </style:style>
    <style:style style:name="T35" style:family="text">
      <style:text-properties fo:font-weight="bold" officeooo:rsid="005ae2e4" style:font-weight-asian="bold" style:font-weight-complex="bold"/>
    </style:style>
    <style:style style:name="T36" style:family="text">
      <style:text-properties fo:font-weight="bold" officeooo:rsid="003e6a22" style:font-weight-asian="bold" style:font-weight-complex="bold"/>
    </style:style>
    <style:style style:name="T37" style:family="text">
      <style:text-properties fo:font-weight="bold" officeooo:rsid="007f87a9" style:font-weight-asian="bold" style:font-weight-complex="bold"/>
    </style:style>
    <style:style style:name="T38" style:family="text">
      <style:text-properties officeooo:rsid="0056e2fa"/>
    </style:style>
    <style:style style:name="T39" style:family="text">
      <style:text-properties officeooo:rsid="0059ce6e"/>
    </style:style>
    <style:style style:name="T40" style:family="text">
      <style:text-properties officeooo:rsid="005a1d87"/>
    </style:style>
    <style:style style:name="T41" style:family="text">
      <style:text-properties officeooo:rsid="005ae2e4"/>
    </style:style>
    <style:style style:name="T42" style:family="text">
      <style:text-properties fo:color="#000080" fo:language="zxx" fo:country="none" style:text-underline-style="solid" style:text-underline-width="auto" style:text-underline-color="font-color" officeooo:rsid="005ae2e4" style:language-asian="zxx" style:country-asian="none" style:language-complex="zxx" style:country-complex="none"/>
    </style:style>
    <style:style style:name="T43" style:family="text">
      <style:text-properties officeooo:rsid="005c3cdf"/>
    </style:style>
    <style:style style:name="T44" style:family="text">
      <style:text-properties officeooo:rsid="0060650d"/>
    </style:style>
    <style:style style:name="T45" style:family="text">
      <style:text-properties officeooo:rsid="0062597b"/>
    </style:style>
    <style:style style:name="T46" style:family="text">
      <style:text-properties officeooo:rsid="0063d0a2"/>
    </style:style>
    <style:style style:name="T47" style:family="text">
      <style:text-properties officeooo:rsid="0067c282"/>
    </style:style>
    <style:style style:name="T48" style:family="text">
      <style:text-properties officeooo:rsid="006c83c7"/>
    </style:style>
    <style:style style:name="T49" style:family="text">
      <style:text-properties officeooo:rsid="006fbe3b"/>
    </style:style>
    <style:style style:name="T50" style:family="text">
      <style:text-properties officeooo:rsid="00710739"/>
    </style:style>
    <style:style style:name="T51" style:family="text">
      <style:text-properties officeooo:rsid="007779b5"/>
    </style:style>
    <style:style style:name="T52" style:family="text">
      <style:text-properties officeooo:rsid="0078fe1d"/>
    </style:style>
    <style:style style:name="T53" style:family="text">
      <style:text-properties officeooo:rsid="007b912b"/>
    </style:style>
    <style:style style:name="T54" style:family="text">
      <style:text-properties officeooo:rsid="007f87a9"/>
    </style:style>
    <style:style style:name="T55" style:family="text">
      <style:text-properties officeooo:rsid="00833da6"/>
    </style:style>
    <style:style style:name="T56" style:family="text">
      <style:text-properties officeooo:rsid="00851043"/>
    </style:style>
    <style:style style:name="T57" style:family="text">
      <style:text-properties officeooo:rsid="00860550"/>
    </style:style>
    <style:style style:name="T58" style:family="text">
      <style:text-properties officeooo:rsid="00879342"/>
    </style:style>
    <style:style style:name="T59" style:family="text">
      <style:text-properties officeooo:rsid="0088c58a"/>
    </style:style>
    <style:style style:name="T60" style:family="text">
      <style:text-properties officeooo:rsid="008a4805"/>
    </style:style>
    <style:style style:name="T61" style:family="text">
      <style:text-properties officeooo:rsid="008ad0b8"/>
    </style:style>
    <style:style style:name="T62" style:family="text">
      <style:text-properties officeooo:rsid="008c49f6"/>
    </style:style>
    <style:style style:name="T63" style:family="text">
      <style:text-properties officeooo:rsid="009abba4"/>
    </style:style>
    <style:style style:name="T64" style:family="text">
      <style:text-properties officeooo:rsid="00a36109"/>
    </style:style>
    <style:style style:name="T65" style:family="text">
      <style:text-properties officeooo:rsid="00a50bed"/>
    </style:style>
    <style:style style:name="T66" style:family="text">
      <style:text-properties officeooo:rsid="00a61967"/>
    </style:style>
    <style:style style:name="T67" style:family="text">
      <style:text-properties officeooo:rsid="00aa8c94"/>
    </style:style>
    <style:style style:name="T68" style:family="text">
      <style:text-properties officeooo:rsid="00ac5042"/>
    </style:style>
    <style:style style:name="T69" style:family="text">
      <style:text-properties officeooo:rsid="00ad648a"/>
    </style:style>
    <style:style style:name="T70" style:family="text">
      <style:text-properties officeooo:rsid="00b04ca0"/>
    </style:style>
    <style:style style:name="T71" style:family="text">
      <style:text-properties officeooo:rsid="00b5c9e3"/>
    </style:style>
    <style:style style:name="T72" style:family="text">
      <style:text-properties officeooo:rsid="00b65794"/>
    </style:style>
    <style:style style:name="T73" style:family="text">
      <style:text-properties officeooo:rsid="00b67109"/>
    </style:style>
    <style:style style:name="T74" style:family="text">
      <style:text-properties officeooo:rsid="00b91330"/>
    </style:style>
    <style:style style:name="T75" style:family="text">
      <style:text-properties officeooo:rsid="00beb869"/>
    </style:style>
    <style:style style:name="T76" style:family="text">
      <style:text-properties officeooo:rsid="00bf9200"/>
    </style:style>
    <style:style style:name="T77" style:family="text">
      <style:text-properties officeooo:rsid="00c49f69"/>
    </style:style>
    <style:style style:name="T78" style:family="text">
      <style:text-properties officeooo:rsid="00c894ca"/>
    </style:style>
    <style:style style:name="T79" style:family="text">
      <style:text-properties officeooo:rsid="00d16c1b"/>
    </style:style>
    <style:style style:name="T80" style:family="text">
      <style:text-properties officeooo:rsid="00d29248"/>
    </style:style>
    <style:style style:name="T81" style:family="text">
      <style:text-properties officeooo:rsid="00d49355"/>
    </style:style>
    <style:style style:name="T82" style:family="text">
      <style:text-properties officeooo:rsid="00d8b1a1"/>
    </style:style>
    <style:style style:name="T83" style:family="text">
      <style:text-properties loext:padding="0in" loext:border="none"/>
    </style:style>
    <style:style style:name="T84" style:family="text">
      <style:text-properties officeooo:rsid="00de7105"/>
    </style:style>
    <style:style style:name="T85" style:family="text">
      <style:text-properties officeooo:rsid="00e20952"/>
    </style:style>
    <style:style style:name="T86" style:family="text">
      <style:text-properties officeooo:rsid="00e4b76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2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2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2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3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3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6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6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6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6.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prefix="7.1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7.1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7.1.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prefix="4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4.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1">Взаємодія<text:line-break/>ЦБД НСЗУ та МІС <text:line-break/>в роз</text:span><text:span text:style-name="T12">робці</text:span><text:span text:style-name="T11"> eHealth в Україні</text:span></text:p>
      <text:p text:style-name="P33"><text:a xlink:type="simple" xlink:href="../../../../../../../../../../../../" text:style-name="Internet_20_link" text:visited-style-name="Visited_20_Internet_20_Link"><text:span text:style-name="T30">◙ H</text:span></text:a><text:a xlink:type="simple" xlink:href="../../../../../../../../../../../../" text:style-name="Internet_20_link" text:visited-style-name="Visited_20_Internet_20_Link"><text:span text:style-name="T1">om</text:span></text:a><text:a xlink:type="simple" xlink:href="../../../../../../../../../../../../" text:style-name="Internet_20_link" text:visited-style-name="Visited_20_Internet_20_Link"><text:span text:style-name="T1">e</text:span></text:a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"><text:a xlink:type="simple" xlink:href="#__RefHeading___Toc107_3075594046" text:style-name="Index_20_Link" text:visited-style-name="Index_20_Link">1 Адмін модуль<text:tab/>1</text:a></text:p>
          <text:p text:style-name="P3"><text:a xlink:type="simple" xlink:href="#__RefHeading___Toc87_4075986771" text:style-name="Index_20_Link" text:visited-style-name="Index_20_Link">1.1 Декларація з сімейним лікарем<text:tab/>1</text:a></text:p>
          <text:p text:style-name="P2"><text:a xlink:type="simple" xlink:href="#__RefHeading___Toc109_3075594046" text:style-name="Index_20_Link" text:visited-style-name="Index_20_Link">2 Електронні медичні записи — ЕМЗ (EMR)<text:tab/>1</text:a></text:p>
          <text:p text:style-name="P2"><text:a xlink:type="simple" xlink:href="#__RefHeading___Toc29_3925197696" text:style-name="Index_20_Link" text:visited-style-name="Index_20_Link">3 Направлення<text:tab/>2</text:a></text:p>
          <text:p text:style-name="P2"><text:a xlink:type="simple" xlink:href="#__RefHeading___Toc31_3925197696" text:style-name="Index_20_Link" text:visited-style-name="Index_20_Link">4 Програми медичних гарантій<text:tab/>2</text:a></text:p>
          <text:p text:style-name="P2"><text:a xlink:type="simple" xlink:href="#__RefHeading___Toc81_4075986771" text:style-name="Index_20_Link" text:visited-style-name="Index_20_Link">5 План другої хвилі<text:tab/>3</text:a></text:p>
          <text:p text:style-name="P3"><text:a xlink:type="simple" xlink:href="#__RefHeading___Toc33_3925197696" text:style-name="Index_20_Link" text:visited-style-name="Index_20_Link">5.1 Госпіталізація пацієнта та виписка з стаціонару<text:tab/>3</text:a></text:p>
          <text:p text:style-name="P3"><text:a xlink:type="simple" xlink:href="#__RefHeading___Toc83_4075986771" text:style-name="Index_20_Link" text:visited-style-name="Index_20_Link">5.2 Кабінет пацієнта<text:tab/>3</text:a></text:p>
          <text:p text:style-name="P2"><text:a xlink:type="simple" xlink:href="#__RefHeading___Toc3647_4075986771" text:style-name="Index_20_Link" text:visited-style-name="Index_20_Link">6 Технічні документи<text:tab/>3</text:a></text:p>
          <text:p text:style-name="P2"><text:a xlink:type="simple" xlink:href="#__RefHeading___Toc199_4075986771" text:style-name="Index_20_Link" text:visited-style-name="Index_20_Link">7 АЛГОРІТМЕД-МІС<text:tab/>4</text:a></text:p>
          <text:p text:style-name="P3"><text:a xlink:type="simple" xlink:href="#__RefHeading___Toc5206_4075986771" text:style-name="Index_20_Link" text:visited-style-name="Index_20_Link">7.1 Реалізація FHIR<text:tab/>4</text:a></text:p>
        </text:index-body>
      </text:table-of-content>
      <text:p text:style-name="Text_20_body"/>
      <text:h text:style-name="Heading_20_1" text:outline-level="1"><text:bookmark-start text:name="__RefHeading___Toc107_3075594046"/>Адмін модуль<text:bookmark-end text:name="__RefHeading___Toc107_3075594046"/></text:h>
      <text:list xml:id="list1580464371" text:style-name="L4">
        <text:list-item>
          <text:p text:style-name="P22"><text:span text:style-name="T22">Персони</text:span></text:p>
          <text:list>
            <text:list-item>
              <text:p text:style-name="P25">Неідентифіковані</text:p>
            </text:list-item>
            <text:list-item>
              <text:p text:style-name="P26">Перевід неідентифікованих в ідентифіковані</text:p>
            </text:list-item>
            <text:list-item>
              <text:p text:style-name="P25">Ідентифіковані</text:p>
            </text:list-item>
          </text:list>
        </text:list-item>
      </text:list>
      <text:h text:style-name="Heading_20_2" text:outline-level="2"><text:bookmark-start text:name="__RefHeading___Toc87_4075986771"/><text:bookmark-start text:name="__RefNumPara__210_4075986771"/>Декларація <text:span text:style-name="T9">з сімейним лікарем</text:span><text:bookmark-end text:name="__RefHeading___Toc87_4075986771"/><text:bookmark-end text:name="__RefNumPara__210_4075986771"/></text:h>
      <text:list xml:id="list2801856152" text:style-name="L2">
        <text:list-item>
          <text:list>
            <text:list-item>
              <text:p text:style-name="P18"><text:a xlink:type="simple" xlink:href="https://docs.google.com/document/d/1-qmSxHwND5PkR4-_dRdardjIse24eD2a/edit?ts=5e3bde06#heading=h.4bb6i3gvdxtz" text:style-name="Internet_20_link" text:visited-style-name="Visited_20_Internet_20_Link"><text:span text:style-name="T19">Технічн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20">і</text:span></text:a><text:a xlink:type="simple" xlink:href="https://docs.google.com/document/d/1-qmSxHwND5PkR4-_dRdardjIse24eD2a/edit?ts=5e3bde06#heading=h.4bb6i3gvdxtz" text:style-name="Internet_20_link" text:visited-style-name="Visited_20_Internet_20_Link"><text:span text:style-name="T19"> вимоги</text:span></text:a><text:span text:style-name="T19"> </text:span><text:span text:style-name="T21">(3.1.1)</text:span></text:p>
            </text:list-item>
          </text:list>
        </text:list-item>
      </text:list>
      <text:h text:style-name="Heading_20_1" text:outline-level="1"><text:bookmark-start text:name="__RefHeading___Toc109_3075594046"/><text:span text:style-name="T8">Електронні медичні записи — </text:span>ЕМЗ (EMR)<text:bookmark-end text:name="__RefHeading___Toc109_3075594046"/></text:h>
      <text:list xml:id="list3103832902" text:style-name="L1">
        <text:list-item>
          <text:p text:style-name="P7"><text:bookmark-start text:name="__RefNumPara__3977_4075986771"/><text:span text:style-name="T32">Медичн</text:span><text:span text:style-name="T33">і</text:span><text:span text:style-name="T32"> поді</text:span><text:span text:style-name="T33">ї</text:span><text:span text:style-name="T7">, </text:span><text:a xlink:type="simple" xlink:href="https://e-health-ua.atlassian.net/wiki/spaces/EH/pages/583402836/Medical+Events+API" text:style-name="Internet_20_link" text:visited-style-name="Visited_20_Internet_20_Link">Medical Events</text:a> — <text:a xlink:type="simple" xlink:href="https://ehealthmedicaleventsapi.docs.apiary.io/#reference/medical-events" text:style-name="Internet_20_link" text:visited-style-name="Visited_20_Internet_20_Link"><text:span text:style-name="T5">API</text:span></text:a><text:span text:style-name="T5">,</text:span> <text:span text:style-name="T4">FHIR: </text:span><text:a xlink:type="simple" xlink:href="https://www.hl7.org/fhir/event.html" text:style-name="Internet_20_link" text:visited-style-name="Visited_20_Internet_20_Link"><text:span text:style-name="T4">Pattern event</text:span></text:a><text:span text:style-name="T4">, </text:span><text:a xlink:type="simple" xlink:href="https://www.hl7.org/fhir/workflow.html#respatterns" text:style-name="Internet_20_link" text:visited-style-name="Visited_20_Internet_20_Link"><text:span text:style-name="T16">workflow event</text:span></text:a><text:bookmark-end text:name="__RefNumPara__3977_4075986771"/></text:p>
          <text:list>
            <text:list-item>
              <text:p text:style-name="P7"><text:span text:style-name="T7">Епізод наданя медичної допомоги, </text:span><text:a xlink:type="simple" xlink:href="https://e-health-ua.atlassian.net/wiki/spaces/EH/pages/583402830/Episode+Of+Care+API" text:style-name="Internet_20_link" text:visited-style-name="Visited_20_Internet_20_Link">Episode Of Care</text:a> — <text:a xlink:type="simple" xlink:href="https://ehealthmedicaleventsapi.docs.apiary.io/#reference/medical-events/episode-of-care" text:style-name="Internet_20_link" text:visited-style-name="Visited_20_Internet_20_Link"><text:span text:style-name="T6">API</text:span></text:a><text:span text:style-name="T6">,</text:span> <text:a xlink:type="simple" xlink:href="https://www.hl7.org/fhir/episodeofcare.html" text:style-name="Internet_20_link" text:visited-style-name="Visited_20_Internet_20_Link"><text:span text:style-name="T3">FHIR</text:span></text:a><text:span text:style-name="T60">(</text:span><text:a xlink:type="simple" xlink:href="https://translate.google.com/translate?hl=&amp;sl=en&amp;tl=uk&amp;u=https%3A%2F%2Fwww.hl7.org%2Ffhir%2Fepisodeofcare.html&amp;sandbox=1" text:style-name="Internet_20_link" text:visited-style-name="Visited_20_Internet_20_Link"><text:span text:style-name="T60">UA</text:span></text:a><text:span text:style-name="T60">), </text:span><text:a xlink:type="simple" xlink:href="../../../../../../../../../../../../f/json/ehealthmedicaleventsapi/episode.json" text:style-name="Internet_20_link" text:visited-style-name="Visited_20_Internet_20_Link"><text:span text:style-name="T61">JSON</text:span></text:a></text:p>
            </text:list-item>
            <text:list-item>
              <text:p text:style-name="P14">Взаємодія/Зустріч/<text:span text:style-name="T44">Побачення/</text:span><text:span text:style-name="T45">С</text:span><text:span text:style-name="T44">утичка </text:span><text:span text:style-name="T45">пацієнта з надавачем медичних послуг</text:span>, <text:a xlink:type="simple" xlink:href="https://e-health-ua.atlassian.net/wiki/spaces/EH/pages/583402309/Get+Encounter" text:style-name="Internet_20_link" text:visited-style-name="Visited_20_Internet_20_Link">Encounter</text:a> — <text:a xlink:type="simple" xlink:href="https://ehealthmedicaleventsapi.docs.apiary.io/#reference/medical-events/encounter/get-encounter-by-id" text:style-name="Internet_20_link" text:visited-style-name="Visited_20_Internet_20_Link"><text:span text:style-name="T46">API</text:span></text:a><text:span text:style-name="T46">, </text:span><text:a xlink:type="simple" xlink:href="https://www.hl7.org/fhir/encounter.html" text:style-name="Internet_20_link" text:visited-style-name="Visited_20_Internet_20_Link"><text:span text:style-name="T2">FHIR</text:span></text:a><text:span text:style-name="T62">(</text:span><text:a xlink:type="simple" xlink:href="https://translate.google.com/translate?hl=&amp;sl=en&amp;tl=uk&amp;u=https%3A%2F%2Fwww.hl7.org%2Ffhir%2Fencounter.html&amp;sandbox=1" text:style-name="Internet_20_link" text:visited-style-name="Visited_20_Internet_20_Link"><text:span text:style-name="T62">UA</text:span></text:a><text:span text:style-name="T62">)</text:span><text:span text:style-name="T2">, </text:span><text:a xlink:type="simple" xlink:href="../../../../../../../../../../../../f/json/ehealthmedicaleventsapi/encounter.json" text:style-name="Internet_20_link" text:visited-style-name="Visited_20_Internet_20_Link"><text:span text:style-name="T47">JSON</text:span></text:a>,</text:p>
              <text:list>
                <text:list-item>
                  <text:p text:style-name="P15">— <text:a xlink:type="simple" xlink:href="https://e-health-ua.atlassian.net/wiki/spaces/EH/pages/583402860/Encounter+Data+Package+API" text:style-name="Internet_20_link" text:visited-style-name="Visited_20_Internet_20_Link">Encounter Data Package</text:a> — <text:a xlink:type="simple" xlink:href="https://ehealthmedicaleventsapi.docs.apiary.io/#reference/medical-events/encounter-data-package" text:style-name="Internet_20_link" text:visited-style-name="Visited_20_Internet_20_Link"><text:span text:style-name="T6">API</text:span></text:a></text:p>
                </text:list-item>
              </text:list>
            </text:list-item>
            <text:list-item>
              <text:p text:style-name="P8">Стан, <text:a xlink:type="simple" xlink:href="https://e-health-ua.atlassian.net/wiki/spaces/EH/pages/583402524/Test+Cases+Get+Conditions" text:style-name="Internet_20_link" text:visited-style-name="Visited_20_Internet_20_Link">Conditions</text:a> — <text:a xlink:type="simple" xlink:href="https://ehealthmedicaleventsapi.docs.apiary.io/#reference/medical-events/conditions/get-procedures-by-id" text:style-name="Internet_20_link" text:visited-style-name="Visited_20_Internet_20_Link"><text:span text:style-name="T57">API</text:span></text:a><text:span text:style-name="T57">, </text:span><text:a xlink:type="simple" xlink:href="https://www.hl7.org/fhir/condition.html" text:style-name="Internet_20_link" text:visited-style-name="Visited_20_Internet_20_Link"><text:span text:style-name="T58">FHIR</text:span></text:a><text:span text:style-name="T58"> </text:span><text:span text:style-name="T59">(</text:span><text:a xlink:type="simple" xlink:href="https://translate.google.com/translate?hl=&amp;sl=en&amp;tl=uk&amp;u=https%3A%2F%2Fwww.hl7.org%2Ffhir%2Fcondition.html&amp;sandbox=1" text:style-name="Internet_20_link" text:visited-style-name="Visited_20_Internet_20_Link"><text:span text:style-name="T59">UA</text:span></text:a><text:span text:style-name="T59">)</text:span><text:span text:style-name="T57">, </text:span><text:a xlink:type="simple" xlink:href="../../../../../../../../../../../../f/json/ehealthmedicaleventsapi/condition.json" text:style-name="Internet_20_link" text:visited-style-name="Visited_20_Internet_20_Link"><text:span text:style-name="T58">JSON</text:span></text:a></text:p>
            </text:list-item>
            <text:list-item>
              <text:p text:style-name="P9">Спостереження, <text:a xlink:type="simple" xlink:href="https://e-health-ua.atlassian.net/wiki/spaces/EH/pages/583402159/Test+Cases+Get+Observations" text:style-name="Internet_20_link" text:visited-style-name="Visited_20_Internet_20_Link">Observation</text:a> — <text:a xlink:type="simple" xlink:href="https://ehealthmedicaleventsapi.docs.apiary.io/#reference/medical-events/observation/get-observation-by-id" text:style-name="Internet_20_link" text:visited-style-name="Visited_20_Internet_20_Link">API</text:a><text:span text:style-name="T57">, </text:span><text:a xlink:type="simple" xlink:href="https://www.hl7.org/fhir/observation.html" text:style-name="Internet_20_link" text:visited-style-name="Visited_20_Internet_20_Link"><text:span text:style-name="T58">FHIR</text:span></text:a><text:span text:style-name="T58"> </text:span><text:span text:style-name="T59">(</text:span><text:a xlink:type="simple" xlink:href="https://translate.google.com/translate?hl=&amp;sl=en&amp;tl=uk&amp;u=https%3A%2F%2Fwww.hl7.org%2Ffhir%2Fobservation.html&amp;sandbox=1" text:style-name="Internet_20_link" text:visited-style-name="Visited_20_Internet_20_Link"><text:span text:style-name="T59">UA</text:span></text:a><text:span text:style-name="T59">)</text:span><text:span text:style-name="T57">, </text:span><text:a xlink:type="simple" xlink:href="http://localhost:8046/f/json/ehealthmedicaleventsapi/observation.json" text:style-name="Internet_20_link" text:visited-style-name="Visited_20_Internet_20_Link"><text:span text:style-name="T58">JSON</text:span></text:a></text:p>
            </text:list-item>
            <text:list-item>
              <text:p text:style-name="P10"><text:soft-page-break/>Діагностичний звіт, <text:a xlink:type="simple" xlink:href="https://e-health-ua.atlassian.net/wiki/spaces/EH/pages/583403536/Diagnostic+report+API" text:style-name="Internet_20_link" text:visited-style-name="Visited_20_Internet_20_Link">DiagnosticReport</text:a> — <text:a xlink:type="simple" xlink:href="https://ehealthmedicaleventsapi.docs.apiary.io/#reference/medical-events/diagnostic-report/get-device-by-id" text:style-name="Internet_20_link" text:visited-style-name="Visited_20_Internet_20_Link">API</text:a><text:span text:style-name="T57">, </text:span><text:a xlink:type="simple" xlink:href="https://www.hl7.org/fhir/diagnosticreport.html" text:style-name="Internet_20_link" text:visited-style-name="Visited_20_Internet_20_Link"><text:span text:style-name="T58">FHIR</text:span></text:a><text:span text:style-name="T58"> </text:span><text:span text:style-name="T59">(</text:span><text:a xlink:type="simple" xlink:href="https://translate.google.com/translate?hl=&amp;sl=en&amp;tl=uk&amp;u=https%3A%2F%2Fwww.hl7.org%2Ffhir%2Fdiagnosticreport.html&amp;sandbox=1" text:style-name="Internet_20_link" text:visited-style-name="Visited_20_Internet_20_Link"><text:span text:style-name="T59">UA</text:span></text:a><text:span text:style-name="T59">)</text:span><text:span text:style-name="T57">, </text:span><text:a xlink:type="simple" xlink:href="../../../../../../../../../../../../f/json/ehealthmedicaleventsapi/diagnosticreport.json" text:style-name="Internet_20_link" text:visited-style-name="Visited_20_Internet_20_Link"><text:span text:style-name="T58">JSON</text:span></text:a><text:span text:style-name="T58">, </text:span><text:a xlink:type="simple" xlink:href="../../../../../../../../../../../../f/json/ehealthmedicaleventsapi/diagnosticreport_d.json" text:style-name="Internet_20_link" text:visited-style-name="Visited_20_Internet_20_Link"><text:span text:style-name="T78">JSON2</text:span></text:a></text:p>
            </text:list-item>
            <text:list-item>
              <text:p text:style-name="P11"><text:span text:style-name="T14">Процедури, </text:span><text:a xlink:type="simple" xlink:href="https://e-health-ua.atlassian.net/wiki/spaces/EH/pages/583403902/Procedures+API" text:style-name="Internet_20_link" text:visited-style-name="Visited_20_Internet_20_Link"><text:span text:style-name="T14">Procedures</text:span></text:a><text:span text:style-name="T14"> — </text:span><text:a xlink:type="simple" xlink:href="https://ehealthmedicaleventsapi.docs.apiary.io/#reference/medical-events/procedures" text:style-name="Internet_20_link" text:visited-style-name="Visited_20_Internet_20_Link"><text:span text:style-name="T14">API</text:span></text:a><text:span text:style-name="T14">, </text:span><text:a xlink:type="simple" xlink:href="https://e-health-ua.atlassian.net/wiki/spaces/EH/pages/583403955" text:style-name="Internet_20_link" text:visited-style-name="Visited_20_Internet_20_Link"><text:span text:style-name="T15">реєстрація в ЦБД</text:span></text:a><text:span text:style-name="T14">, FHIR </text:span><text:a xlink:type="simple" xlink:href="https://www.hl7.org/fhir/procedure.html" text:style-name="Internet_20_link" text:visited-style-name="Visited_20_Internet_20_Link"><text:span text:style-name="T15">resource</text:span></text:a><text:span text:style-name="T15">, </text:span><text:a xlink:type="simple" xlink:href="https://www.hl7.org/fhir/workflow.html#list" text:style-name="Internet_20_link" text:visited-style-name="Visited_20_Internet_20_Link"><text:span text:style-name="T15">workflow event</text:span></text:a><text:span text:style-name="T15">, </text:span><text:a xlink:type="simple" xlink:href="../../../../../../../../../../../../f/json/ehealthmedicaleventsapi/procedure.json" text:style-name="Internet_20_link" text:visited-style-name="Visited_20_Internet_20_Link"><text:span text:style-name="T49">JSON</text:span></text:a></text:p>
            </text:list-item>
            <text:list-item>
              <text:p text:style-name="P12"><text:span text:style-name="T64">П</text:span>рийом ліків, <text:a xlink:type="simple" xlink:href="https://e-health-ua.atlassian.net/wiki/spaces/EH/pages/587923457/Medication+Administrastration+API" text:style-name="Internet_20_link" text:visited-style-name="Visited_20_Internet_20_Link">Medication Administrastration</text:a> — <text:a xlink:type="simple" xlink:href="https://ehealthmedicaleventsapi.docs.apiary.io/reference/medical-events/medication-administration/get-medication-administration-by-id" text:style-name="Internet_20_link" text:visited-style-name="Visited_20_Internet_20_Link">API</text:a><text:span text:style-name="T57">, </text:span><text:a xlink:type="simple" xlink:href="https://www.hl7.org/fhir/medicationadministration.html" text:style-name="Internet_20_link" text:visited-style-name="Visited_20_Internet_20_Link"><text:span text:style-name="T58">FHIR</text:span></text:a><text:span text:style-name="T58"> </text:span><text:span text:style-name="T59">(</text:span><text:a xlink:type="simple" xlink:href="https://translate.google.com/translate?hl=&amp;sl=en&amp;tl=uk&amp;u=https%3A%2F%2Fwww.hl7.org%2Ffhir%2Fmedicationadministration.html&amp;sandbox=1" text:style-name="Internet_20_link" text:visited-style-name="Visited_20_Internet_20_Link"><text:span text:style-name="T59">UA</text:span></text:a><text:span text:style-name="T59">)</text:span><text:span text:style-name="T57">, </text:span><text:a xlink:type="simple" xlink:href="http://localhost:8046/f/json/ehealthmedicaleventsapi/medicationadministration.json" text:style-name="Internet_20_link" text:visited-style-name="Visited_20_Internet_20_Link"><text:span text:style-name="T58">JSON</text:span></text:a></text:p>
              <text:list>
                <text:list-item>
                  <text:p text:style-name="P13"><text:span text:style-name="T66">С</text:span>відчення <text:span text:style-name="T66">про прийом ліків, </text:span>MedicationStatement — <text:a xlink:type="simple" xlink:href="https://ehealthmedicaleventsapi.docs.apiary.io/#reference/medical-events/medication-statement/get-medication-statement-by-id" text:style-name="Internet_20_link" text:visited-style-name="Visited_20_Internet_20_Link"><text:span text:style-name="T65">API</text:span></text:a><text:span text:style-name="T57">, </text:span><text:a xlink:type="simple" xlink:href="https://www.hl7.org/fhir/medicationstatement.html" text:style-name="Internet_20_link" text:visited-style-name="Visited_20_Internet_20_Link"><text:span text:style-name="T58">FHIR</text:span></text:a><text:span text:style-name="T58"> </text:span><text:span text:style-name="T59">(</text:span><text:a xlink:type="simple" xlink:href="https://translate.google.com/translate?hl=&amp;sl=en&amp;tl=uk&amp;u=https%3A%2F%2Fwww.hl7.org%2Ffhir%2Fmedicationstatement.html&amp;sandbox=1" text:style-name="Internet_20_link" text:visited-style-name="Visited_20_Internet_20_Link"><text:span text:style-name="T59">UA</text:span></text:a><text:span text:style-name="T59">)</text:span><text:span text:style-name="T57">, </text:span><text:a xlink:type="simple" xlink:href="http://localhost:8046/f/json/ehealthmedicaleventsapi/medicationstatement.json" text:style-name="Internet_20_link" text:visited-style-name="Visited_20_Internet_20_Link"><text:span text:style-name="T58">JSON</text:span></text:a><text:span text:style-name="T58">, </text:span><text:a xlink:type="simple" xlink:href="http://localhost:8046/f/json/ehealthmedicaleventsapi/ms_d.json" text:style-name="Internet_20_link" text:visited-style-name="Visited_20_Internet_20_Link"><text:span text:style-name="T58">JSON</text:span></text:a><text:a xlink:type="simple" xlink:href="http://localhost:8046/f/json/ehealthmedicaleventsapi/ms_d.json" text:style-name="Internet_20_link" text:visited-style-name="Visited_20_Internet_20_Link"><text:span text:style-name="T69">2</text:span></text:a></text:p>
                </text:list-item>
              </text:list>
            </text:list-item>
          </text:list>
        </text:list-item>
        <text:list-item>
          <text:p text:style-name="P13"><text:a xlink:type="simple" xlink:href="https://translate.google.com/translate?hl=&amp;sl=en&amp;tl=uk&amp;u=https%3A%2F%2Fwww.hl7.org%2Ffhir%2Fadministration-module.html&amp;sandbox=1" text:style-name="Internet_20_link" text:visited-style-name="Visited_20_Internet_20_Link">Модуль адміністрування</text:a>, <text:a xlink:type="simple" xlink:href="https://www.hl7.org/fhir/administration-module.html" text:style-name="Internet_20_link" text:visited-style-name="Visited_20_Internet_20_Link">Administration Module</text:a></text:p>
          <text:list>
            <text:list-item>
              <text:p text:style-name="P16"><text:span text:style-name="T75">П</text:span><text:span text:style-name="T70">ристрій, </text:span><text:a xlink:type="simple" xlink:href="https://e-health-ua.atlassian.net/wiki/spaces/EH/pages/583403674/Get+Device" text:style-name="Internet_20_link" text:visited-style-name="Visited_20_Internet_20_Link"><text:span text:style-name="T70">device</text:span></text:a><text:span text:style-name="T70"> — </text:span><text:a xlink:type="simple" xlink:href="https://ehealthmedicaleventsapi.docs.apiary.io/#reference/medical-events/device/get-device-by-id" text:style-name="Internet_20_link" text:visited-style-name="Visited_20_Internet_20_Link"><text:span text:style-name="T70">API</text:span></text:a><text:span text:style-name="T70">, </text:span><text:a xlink:type="simple" xlink:href="https://www.hl7.org/fhir/device.html" text:style-name="Internet_20_link" text:visited-style-name="Visited_20_Internet_20_Link"><text:span text:style-name="T76">FHIR</text:span></text:a><text:span text:style-name="T76"> (</text:span><text:a xlink:type="simple" xlink:href="https://translate.google.com/translate?hl=&amp;sl=en&amp;tl=uk&amp;u=https%3A%2F%2Fwww.hl7.org%2Ffhir%2Fdevice.html&amp;sandbox=1" text:style-name="Internet_20_link" text:visited-style-name="Visited_20_Internet_20_Link"><text:span text:style-name="T76">UA</text:span></text:a><text:span text:style-name="T76">), </text:span><text:a xlink:type="simple" xlink:href="../../../../../../../../../../../../f/json/ehealthmedicaleventsapi/device.json" text:style-name="Internet_20_link" text:visited-style-name="Visited_20_Internet_20_Link"><text:span text:style-name="T76">JSON</text:span></text:a><text:span text:style-name="T76">, </text:span><text:a xlink:type="simple" xlink:href="../../../../../../../../../../../../f/json/ehealthmedicaleventsapi/device_d.json" text:style-name="Internet_20_link" text:visited-style-name="Visited_20_Internet_20_Link"><text:span text:style-name="T76">JSON2</text:span></text:a></text:p>
              <text:list>
                <text:list-item>
                  <text:p text:style-name="P38">дивись — <text:bookmark-ref text:reference-format="text" text:ref-name="__RefNumPara__4127_4075986771">Запит на використання медичного приладу, DeviceRequest — FHIR (UA)</text:bookmark-ref></text:p>
                </text:list-item>
                <text:list-item>
                  <text:p text:style-name="P37">дивись — <text:span text:style-name="T73"><text:bookmark-ref text:reference-format="text" text:ref-name="__RefNumPara__4049_4075986771">Використання медичного пристрою, DeviceUseStatement — FHIR (UA)</text:bookmark-ref></text:span></text:p>
                </text:list-item>
              </text:list>
            </text:list-item>
            <text:list-item>
              <text:p text:style-name="P41"><text:a xlink:type="simple" xlink:href="https://e-health-ua.atlassian.net/wiki/spaces/EH/pages/583402834/Medical+Events+Business+processes" text:style-name="Internet_20_link" text:visited-style-name="Visited_20_Internet_20_Link">Medical Events Business processes</text:a>. <text:span text:style-name="T84">Перша фаза обробки медичних подій (</text:span><text:a xlink:type="simple" xlink:href="https://docs.google.com/document/d/1x_cJQiFqAf5sVmVkE8sgATlJQ-JQUXxlzwYYtXJAcs0/edit" text:style-name="Internet_20_link" text:visited-style-name="Visited_20_Internet_20_Link"><text:span text:style-name="T84">Events 1st phase</text:span></text:a><text:span text:style-name="T84">)</text:span></text:p>
              <text:list>
                <text:list-item>
                  <text:p text:style-name="P6"><text:a xlink:type="simple" xlink:href="https://e-health-ua.atlassian.net/wiki/spaces/EH/pages/583404092" text:style-name="Internet_20_link" text:visited-style-name="Visited_20_Internet_20_Link"><text:span text:style-name="T83">Надання послуг первинної медичної допомоги</text:span></text:a></text:p>
                </text:list-item>
                <text:list-item>
                  <text:p text:style-name="P6"><text:a xlink:type="simple" xlink:href="https://e-health-ua.atlassian.net/wiki/spaces/EH/pages/583403136" text:style-name="Internet_20_link" text:visited-style-name="Visited_20_Internet_20_Link"><text:span text:style-name="T83">Надання послуг вторинної амбулаторної допомоги</text:span></text:a></text:p>
                </text:list-item>
                <text:list-item>
                  <text:p text:style-name="P6"><text:a xlink:type="simple" xlink:href="https://e-health-ua.atlassian.net/wiki/spaces/EH/pages/583403948" text:style-name="Internet_20_link" text:visited-style-name="Visited_20_Internet_20_Link"><text:span text:style-name="T83">Перегляд історії пацієнта</text:span></text:a></text:p>
                </text:list-item>
                <text:list-item>
                  <text:p text:style-name="P6"><text:a xlink:type="simple" xlink:href="https://e-health-ua.atlassian.net/wiki/spaces/EH/pages/583403256" text:style-name="Internet_20_link" text:visited-style-name="Visited_20_Internet_20_Link"><text:span text:style-name="T83">Отримання дозволу пацієнта на операції з даними у системі E-Health</text:span></text:a></text:p>
                </text:list-item>
                <text:list-item>
                  <text:p text:style-name="P6"><text:a xlink:type="simple" xlink:href="https://e-health-ua.atlassian.net/wiki/spaces/EH/pages/583403900" text:style-name="Internet_20_link" text:visited-style-name="Visited_20_Internet_20_Link"><text:span text:style-name="T83">Подання консультативного висновку</text:span></text:a></text:p>
                </text:list-item>
                <text:list-item>
                  <text:p text:style-name="P6"><text:a xlink:type="simple" xlink:href="https://e-health-ua.atlassian.net/wiki/spaces/EH/pages/583404063" text:style-name="Internet_20_link" text:visited-style-name="Visited_20_Internet_20_Link"><text:span text:style-name="T83">Процедури</text:span></text:a></text:p>
                </text:list-item>
                <text:list-item>
                  <text:p text:style-name="P6"><text:a xlink:type="simple" xlink:href="https://e-health-ua.atlassian.net/wiki/spaces/EH/pages/583403243" text:style-name="Internet_20_link" text:visited-style-name="Visited_20_Internet_20_Link"><text:span text:style-name="T83">Діагностичні звіти</text:span></text:a></text:p>
                </text:list-item>
                <text:list-item>
                  <text:p text:style-name="P6"><text:a xlink:type="simple" xlink:href="https://e-health-ua.atlassian.net/wiki/spaces/EH/pages/583402883/Patient+summary" text:style-name="Internet_20_link" text:visited-style-name="Visited_20_Internet_20_Link"><text:span text:style-name="T83">Patient summary</text:span></text:a></text:p>
                </text:list-item>
                <text:list-item>
                  <text:p text:style-name="P6"><text:a xlink:type="simple" xlink:href="https://e-health-ua.atlassian.net/wiki/spaces/EH/pages/583403643" text:style-name="Internet_20_link" text:visited-style-name="Visited_20_Internet_20_Link"><text:span text:style-name="T83">Перегляд результатів лікарем</text:span></text:a></text:p>
                </text:list-item>
              </text:list>
            </text:list-item>
          </text:list>
        </text:list-item>
      </text:list>
      <text:h text:style-name="Heading_20_1" text:outline-level="1"><text:bookmark-start text:name="__RefHeading___Toc29_3925197696"/><text:bookmark-start text:name="__RefNumPara__201_4075986771"/>Направлення<text:bookmark-end text:name="__RefHeading___Toc29_3925197696"/><text:bookmark-end text:name="__RefNumPara__201_4075986771"/></text:h>
      <text:list xml:id="list1120573602" text:style-name="L3">
        <text:list-item>
          <text:p text:style-name="P19">Направлення, <text:a xlink:type="simple" xlink:href="https://e-health-ua.atlassian.net/wiki/spaces/EH/pages/583402212/Service+Requests" text:style-name="Internet_20_link" text:visited-style-name="Visited_20_Internet_20_Link">Service Requests</text:a> — <text:a xlink:type="simple" xlink:href="https://ehealthreferralsapi.docs.apiary.io/#reference/service-requests" text:style-name="Internet_20_link" text:visited-style-name="Visited_20_Internet_20_Link"><text:span text:style-name="T80">API</text:span></text:a><text:span text:style-name="T68">, </text:span><text:a xlink:type="simple" xlink:href="https://www.hl7.org/fhir/servicerequest.html" text:style-name="Internet_20_link" text:visited-style-name="Visited_20_Internet_20_Link"><text:span text:style-name="T68">FHIR</text:span></text:a><text:span text:style-name="T68">(</text:span><text:a xlink:type="simple" xlink:href="https://translate.google.com/translate?hl=&amp;sl=en&amp;tl=uk&amp;u=https%3A%2F%2Fwww.hl7.org%2Ffhir%2Fservicerequest.html&amp;sandbox=1" text:style-name="Internet_20_link" text:visited-style-name="Visited_20_Internet_20_Link"><text:span text:style-name="T68">UA</text:span></text:a><text:span text:style-name="T68">). </text:span><text:span text:style-name="T68"><text:bookmark-ref text:reference-format="text" text:ref-name="__RefNumPara__4905_4075986771">Замовлення на дію чи послугу, Requests — FHIR (UA)</text:bookmark-ref></text:span><text:span text:style-name="T68">.</text:span></text:p>
          <text:list>
            <text:list-item>
              <text:p text:style-name="P21"><text:span text:style-name="T67">Належність до медичної програми, </text:span><text:a xlink:type="simple" xlink:href="https://e-health-ua.atlassian.net/wiki/spaces/EH/pages/583403204" text:style-name="Internet_20_link" text:visited-style-name="Visited_20_Internet_20_Link"><text:span text:style-name="T77">в</text:span></text:a><text:a xlink:type="simple" xlink:href="https://e-health-ua.atlassian.net/wiki/spaces/EH/pages/583403204" text:style-name="Internet_20_link" text:visited-style-name="Visited_20_Internet_20_Link"><text:span text:style-name="T67">имоги до програм</text:span></text:a><text:span text:style-name="T67">, </text:span><text:a xlink:type="simple" xlink:href="https://e-health-ua.atlassian.net/wiki/spaces/EH/pages/583403807/PreQualify+Service+Request" text:style-name="Internet_20_link" text:visited-style-name="Visited_20_Internet_20_Link">PreQualify Service Request</text:a> — <text:a xlink:type="simple" xlink:href="https://ehealthmedicaleventsapi.docs.apiary.io/reference/service-requests/manage-service-requests-in-patient-context/prequalify-service-request" text:style-name="Internet_20_link" text:visited-style-name="Visited_20_Internet_20_Link"><text:span text:style-name="T67">API</text:span></text:a></text:p>
            </text:list-item>
            <text:list-item>
              <text:p text:style-name="P20"><text:a xlink:type="simple" xlink:href="https://e-health-ua.atlassian.net/wiki/spaces/EH/pages/583402279" text:style-name="Internet_20_link" text:visited-style-name="Visited_20_Internet_20_Link">Створення направлення</text:a>, <text:a xlink:type="simple" xlink:href="https://e-health-ua.atlassian.net/wiki/spaces/EH/pages/583402282/Create+Service+Request" text:style-name="Internet_20_link" text:visited-style-name="Visited_20_Internet_20_Link">Create Service Request</text:a> — <text:span text:style-name="T68">API, </text:span><text:a xlink:type="simple" xlink:href="../../../../../../../../../../../../f/json/ehealthmedicaleventsapi/servicerequest.json" text:style-name="Internet_20_link" text:visited-style-name="Visited_20_Internet_20_Link"><text:span text:style-name="T68">JSON</text:span></text:a></text:p>
            </text:list-item>
          </text:list>
        </text:list-item>
      </text:list>
      <text:h text:style-name="Heading_20_1" text:outline-level="1"><text:bookmark-start text:name="__RefHeading___Toc31_3925197696"/>Програми мед<text:span text:style-name="T79">ичних</text:span> гарантій<text:bookmark-end text:name="__RefHeading___Toc31_3925197696"/></text:h>
      <text:list xml:id="list310262883" text:style-name="L6">
        <text:list-item>
          <text:p text:style-name="P40"><text:span text:style-name="T82">Доступні ліки</text:span></text:p>
          <text:list>
            <text:list-item>
              <text:p text:style-name="P40"><text:span text:style-name="T86">Реімбурсація, </text:span><text:span text:style-name="T82">Reimbursement — </text:span><text:a xlink:type="simple" xlink:href="https://uaehealthapi.docs.apiary.io/#reference/public.-reimbursement" text:style-name="Internet_20_link" text:visited-style-name="Visited_20_Internet_20_Link"><text:span text:style-name="T86">API</text:span></text:a></text:p>
            </text:list-item>
          </text:list>
        </text:list-item>
        <text:list-item>
          <text:p text:style-name="P42">Медичні програми — <text:a xlink:type="simple" xlink:href="https://uaehealthapi.docs.apiary.io/#reference/public.-medical-programs" text:style-name="Internet_20_link" text:visited-style-name="Visited_20_Internet_20_Link">API</text:a></text:p>
        </text:list-item>
      </text:list>
      <text:p text:style-name="Text_20_body"/>
      <text:h text:style-name="Heading_20_1" text:outline-level="1"><text:bookmark-start text:name="__RefHeading___Toc81_4075986771"/><text:soft-page-break/>План другої хвилі<text:bookmark-end text:name="__RefHeading___Toc81_4075986771"/></text:h>
      <text:h text:style-name="Heading_20_2" text:outline-level="2"><text:bookmark-start text:name="__RefHeading___Toc33_3925197696"/>Госпіталізація пацієнта та виписка з стаціонару<text:bookmark-end text:name="__RefHeading___Toc33_3925197696"/></text:h>
      <text:h text:style-name="Heading_20_2" text:outline-level="2"><text:bookmark-start text:name="__RefHeading___Toc83_4075986771"/>Кабінет пацієнта<text:bookmark-end text:name="__RefHeading___Toc83_4075986771"/></text:h>
      <text:p text:style-name="Text_20_body"/>
      <text:h text:style-name="P4" text:outline-level="1"><text:bookmark-start text:name="__RefHeading___Toc3647_4075986771"/><text:span text:style-name="T13">Технічні документи</text:span><text:bookmark-end text:name="__RefHeading___Toc3647_4075986771"/></text:h>
      <text:list xml:id="list21347177495806" text:continue-list="list1580464371" text:style-name="L4">
        <text:list-item>
          <text:p text:style-name="P23"><text:span text:style-name="T37">НСЗУ</text:span><text:span text:style-name="T54"> інформація</text:span></text:p>
          <text:list>
            <text:list-item>
              <text:p text:style-name="P23"><text:a xlink:type="simple" xlink:href="https://docs.google.com/spreadsheets/d/1gNo5gixbDqKvenzNHM_kJU0v2SdqNWLLxZuFVnStZyM/edit#gid=0" text:style-name="Internet_20_link" text:visited-style-name="Visited_20_Internet_20_Link">Довідник посилань на ресурси для МІС</text:a></text:p>
            </text:list-item>
            <text:list-item>
              <text:p text:style-name="P23"><text:a xlink:type="simple" xlink:href="https://e-health-ua.atlassian.net/wiki/spaces/EH/pages/642089431/01.04.2020+Requirements+Navigation+Sheet" text:style-name="Internet_20_link" text:visited-style-name="Visited_20_Internet_20_Link">01.04.2020 Requirements Navigation Sheet</text:a></text:p>
            </text:list-item>
            <text:list-item>
              <text:p text:style-name="P23"><text:a xlink:type="simple" xlink:href="https://docs.google.com/spreadsheets/d/1HH3WDzeJ5EgNdzNtipMK2dqS_IYyrG1zoAgWlnzdwpU/edit?pli=1#gid=1420808087" text:style-name="Internet_20_link" text:visited-style-name="Visited_20_Internet_20_Link">Запитання для “технічних зідзвонів” з МІСами</text:a></text:p>
            </text:list-item>
            <text:list-item>
              <text:p text:style-name="P23"><text:a xlink:type="simple" xlink:href="https://docs.google.com/spreadsheets/d/1PpFL0Aeq_7Cv_zoaFfTPLiFApW6G6TAqCAQ3aGdO6rU/edit?folder=0ADsbzGLLOZfFUk9PVA#gid=0" text:style-name="Internet_20_link" text:visited-style-name="Visited_20_Internet_20_Link">Операційний план підготовки ЕСОЗ до 2020</text:a></text:p>
            </text:list-item>
            <text:list-item>
              <text:p text:style-name="P34"><text:a xlink:type="simple" xlink:href="https://nszu.gov.ua/ogoloshennya-pro-ukladennya-dogovoriv/dlya-medichnih-zakladiv/ogoloshennya-pro-ukladennya-dogovoriv-pro-medichne-oobslugov" text:style-name="Internet_20_link" text:visited-style-name="Visited_20_Internet_20_Link">Оголошення про укладення договорів про медичне обслуговування населення за програмою медичних гарантій від 10.02.2020 року</text:a></text:p>
            </text:list-item>
            <text:list-item>
              <text:p text:style-name="P34"><text:a xlink:type="simple" xlink:href="https://docs.google.com/document/d/1onamLd5BAWyYDGCGY93CQ1kp_ftPg2tpVRfRv2lpJZA/edit" text:style-name="Internet_20_link" text:visited-style-name="Visited_20_Internet_20_Link">Інформація щодо розробки власного функціоналу</text:a>, <text:a xlink:type="simple" xlink:href="https://ehealth.gov.ua/pidklyuchenni-do-ehealth-mis/" text:style-name="Internet_20_link" text:visited-style-name="Visited_20_Internet_20_Link"><text:span text:style-name="T55">підключені МІСи</text:span></text:a></text:p>
              <text:list>
                <text:list-item>
                  <text:p text:style-name="P23"><text:span text:style-name="T54">лікарськ</text:span><text:span text:style-name="T56">і</text:span><text:span text:style-name="T54"> засоб</text:span><text:span text:style-name="T56">и </text:span><text:span text:style-name="T54">реімбурсації станом на 29 липня 2019 року, </text:span><text:a xlink:type="simple" xlink:href="https://moz.gov.ua/uploads/2/14039-dn_20190815_1805_dod.pdf" text:style-name="Internet_20_link" text:visited-style-name="Visited_20_Internet_20_Link">тут</text:a>.</text:p>
                </text:list-item>
              </text:list>
            </text:list-item>
            <text:list-item>
              <text:p text:style-name="P23"><text:a xlink:type="simple" xlink:href="https://nszu.gov.ua/files/Інструкція_з_подачі_заяви_в_системі_SmartTender_15.01.2020.pdf?fbclid=IwAR2Fi4T3MqeG-0Hkv_ZgbnAwu8RjLgnMlACfAxKJfPOpZdcd5C-s5elK83I" text:style-name="Internet_20_link" text:visited-style-name="Visited_20_Internet_20_Link">Інструкція з подання заявипро укладення договору з НСЗУ на платформі SmartTender</text:a></text:p>
            </text:list-item>
            <text:list-item>
              <text:p text:style-name="P24"><text:a xlink:type="simple" xlink:href="https://docs.google.com/document/d/1-qmSxHwND5PkR4-_dRdardjIse24eD2a/edit?ts=5e3bde06#" text:style-name="Internet_20_link" text:visited-style-name="Visited_20_Internet_20_Link"><text:span text:style-name="T17">Технічн</text:span></text:a><text:a xlink:type="simple" xlink:href="https://docs.google.com/document/d/1-qmSxHwND5PkR4-_dRdardjIse24eD2a/edit?ts=5e3bde06#" text:style-name="Internet_20_link" text:visited-style-name="Visited_20_Internet_20_Link"><text:span text:style-name="T18">і</text:span></text:a><text:a xlink:type="simple" xlink:href="https://docs.google.com/document/d/1-qmSxHwND5PkR4-_dRdardjIse24eD2a/edit?ts=5e3bde06#" text:style-name="Internet_20_link" text:visited-style-name="Visited_20_Internet_20_Link"><text:span text:style-name="T17"> вимог</text:span></text:a><text:a xlink:type="simple" xlink:href="https://docs.google.com/document/d/1-qmSxHwND5PkR4-_dRdardjIse24eD2a/edit?ts=5e3bde06#" text:style-name="Internet_20_link" text:visited-style-name="Visited_20_Internet_20_Link"><text:span text:style-name="T53">и</text:span></text:a><text:a xlink:type="simple" xlink:href="https://docs.google.com/document/d/1-qmSxHwND5PkR4-_dRdardjIse24eD2a/edit?ts=5e3bde06#" text:style-name="Internet_20_link" text:visited-style-name="Visited_20_Internet_20_Link"><text:span text:style-name="T17"> до МІС 31.01_v3</text:span></text:a></text:p>
              <text:list>
                <text:list-item>
                  <text:p text:style-name="P24"><text:span text:style-name="T50">Зміст</text:span></text:p>
                  <text:list>
                    <text:list-item>
                      <text:p text:style-name="P24"><text:span text:style-name="T51">Загальні, </text:span><text:span text:style-name="T52">безпека</text:span><text:span text:style-name="T51">, функціональні вимоги.</text:span></text:p>
                    </text:list-item>
                    <text:list-item>
                      <text:p text:style-name="P24"><text:span text:style-name="T63">(</text:span><text:span text:style-name="T17">3.1.</text:span><text:span text:style-name="T63">)</text:span><text:span text:style-name="T17"> Модуль “Робоче місце лікаря первинної медичної допомоги”</text:span></text:p>
                    </text:list-item>
                    <text:list-item>
                      <text:p text:style-name="P17"><text:span text:style-name="T63">(</text:span>3.3.<text:span text:style-name="T63">)</text:span> Модуль “Адміністративний модуль аптечного закладу”</text:p>
                    </text:list-item>
                    <text:list-item>
                      <text:p text:style-name="P17"><text:span text:style-name="T63">(</text:span>3.4.<text:span text:style-name="T63">)</text:span> Модуль “Робоче місце фармацевта”</text:p>
                    </text:list-item>
                  </text:list>
                </text:list-item>
                <text:list-item>
                  <text:p text:style-name="P17"><text:a xlink:type="simple" xlink:href="file:///home/roman/algoritmed-eRezept/git001/erecept1-algoritmed/src/main/resources/static/f/summary-01.04/ПМД.%20ТЕХНІЧНІ%20ВИМОГИ" text:style-name="Internet_20_link" text:visited-style-name="Visited_20_Internet_20_Link">ПМД. ТЕХНІЧНІ ВИМОГИ</text:a></text:p>
                </text:list-item>
                <text:list-item>
                  <text:p text:style-name="P17"><text:a xlink:type="simple" xlink:href="https://docs.google.com/document/d/1v5Tol6ml7ikxhoE2GdCJR5V-sz8Lg1a8UQ3y5ywKQTw/edit" text:style-name="Internet_20_link" text:visited-style-name="Visited_20_Internet_20_Link">ПМД. Бізнес-процеси направлень</text:a></text:p>
                </text:list-item>
                <text:list-item>
                  <text:p text:style-name="P17"><text:a xlink:type="simple" xlink:href="https://docs.google.com/document/d/1lz4RFkCuqq_39aNwPPYGR1qHKBAA5Sllt1YhjJ2yphA/edit" text:style-name="Internet_20_link" text:visited-style-name="Visited_20_Internet_20_Link">СМД. ТЕХНІЧНІ ВИМОГИ</text:a></text:p>
                </text:list-item>
              </text:list>
            </text:list-item>
          </text:list>
        </text:list-item>
        <text:list-item>
          <text:p text:style-name="P35"><text:span text:style-name="T31">Ассоціація МІС</text:span> інформація</text:p>
          <text:list>
            <text:list-item>
              <text:p text:style-name="P35"><text:a xlink:type="simple" xlink:href="https://drive.google.com/drive/folders/18piQvEhFUrEBRHbQORiG-jNKX8Ytqpkd" text:style-name="Internet_20_link" text:visited-style-name="Visited_20_Internet_20_Link">Операційна папка</text:a></text:p>
              <text:list>
                <text:list-item>
                  <text:p text:style-name="P35"><text:a xlink:type="simple" xlink:href="https://docs.google.com/spreadsheets/d/1n51DAWGWFB6_rIRMITchVve7K4aj18VC/edit#gid=1749791862" text:style-name="Internet_20_link" text:visited-style-name="Visited_20_Internet_20_Link">Список процесів ЕХЕЛС для 1 квітня 2020 розширення на учасників. Додаток 2</text:a></text:p>
                </text:list-item>
                <text:list-item>
                  <text:p text:style-name="P35"><text:a xlink:type="simple" xlink:href="https://docs.google.com/spreadsheets/d/1mHLuXwRxeBy9fv4ZqRm_H3n79z3yko_G/edit#gid=1886782540" text:style-name="Internet_20_link" text:visited-style-name="Visited_20_Internet_20_Link">Операційний план підготовки ЕСОЗ до 2020 – пропозиції</text:a></text:p>
                </text:list-item>
              </text:list>
            </text:list-item>
          </text:list>
        </text:list-item>
      </text:list>
      <text:h text:style-name="P5" text:outline-level="1"><text:bookmark-start text:name="__RefHeading___Toc199_4075986771"/><text:soft-page-break/>АЛГОРІТМЕД-МІС <text:bookmark-end text:name="__RefHeading___Toc199_4075986771"/></text:h>
      <text:h text:style-name="Heading_20_2" text:outline-level="2"><text:bookmark-start text:name="__RefHeading___Toc5206_4075986771"/><text:span text:style-name="T10">Р</text:span>еалізація <text:a xlink:type="simple" xlink:href="https://www.hl7.org/fhir/index.html" text:style-name="Internet_20_link" text:visited-style-name="Visited_20_Internet_20_Link">FHIR</text:a><text:bookmark-end text:name="__RefHeading___Toc5206_4075986771"/></text:h>
      <text:list xml:id="list1208176467" text:style-name="L5">
        <text:list-item>
          <text:p text:style-name="P27"><text:span text:style-name="T23">Робочий процес, </text:span><text:a xlink:type="simple" xlink:href="https://www.hl7.org/fhir/workflow.html" text:style-name="Internet_20_link" text:visited-style-name="Visited_20_Internet_20_Link"><text:span text:style-name="T23">Workflow</text:span></text:a><text:span text:style-name="T23"> </text:span><text:span text:style-name="T48">(</text:span><text:a xlink:type="simple" xlink:href="https://translate.google.com/translate?hl=&amp;sl=en&amp;tl=uk&amp;u=https%3A%2F%2Fwww.hl7.org%2Ffhir%2Fworkflow.html&amp;sandbox=1" text:style-name="Internet_20_link" text:visited-style-name="Visited_20_Internet_20_Link"><text:span text:style-name="T48">UA</text:span></text:a><text:span text:style-name="T48">)</text:span></text:p>
          <text:list>
            <text:list-item>
              <text:p text:style-name="P28"><text:span text:style-name="T38">Шаблони керування ресурсами</text:span><text:span text:style-name="T24">, </text:span><text:a xlink:type="simple" xlink:href="https://www.hl7.org/fhir/definition.html" text:style-name="Internet_20_link" text:visited-style-name="Visited_20_Internet_20_Link"><text:span text:style-name="T24">Definition</text:span></text:a></text:p>
              <text:list>
                <text:list-item>
                  <text:p text:style-name="P29"><text:span text:style-name="T34">Плани робочих процесів</text:span><text:span text:style-name="T27">, </text:span><text:a xlink:type="simple" xlink:href="https://www.hl7.org/fhir/plandefinition.html" text:style-name="Internet_20_link" text:visited-style-name="Visited_20_Internet_20_Link"><text:span text:style-name="T27">PlanDefinition</text:span></text:a></text:p>
                </text:list-item>
              </text:list>
            </text:list-item>
            <text:list-item>
              <text:p text:style-name="P30"><text:bookmark-start text:name="__RefNumPara__4905_4075986771"/><text:span text:style-name="T39">З</text:span><text:span text:style-name="T24">амовлення на дію чи послугу, </text:span><text:a xlink:type="simple" xlink:href="https://www.hl7.org/fhir/request.html" text:style-name="Internet_20_link" text:visited-style-name="Visited_20_Internet_20_Link"><text:span text:style-name="T24">Request</text:span></text:a><text:a xlink:type="simple" xlink:href="https://www.hl7.org/fhir/request.html" text:style-name="Internet_20_link" text:visited-style-name="Visited_20_Internet_20_Link"><text:span text:style-name="T27">s</text:span></text:a><text:span text:style-name="T27"> — </text:span><text:a xlink:type="simple" xlink:href="https://www.hl7.org/fhir/request.html" text:style-name="Internet_20_link" text:visited-style-name="Visited_20_Internet_20_Link"><text:span text:style-name="T81">FHIR</text:span></text:a><text:span text:style-name="T81"> (</text:span><text:a xlink:type="simple" xlink:href="https://translate.google.com/translate?hl=&amp;sl=en&amp;tl=uk&amp;u=https%3A%2F%2Fwww.hl7.org%2Ffhir%2Frequest.html&amp;sandbox=1" text:style-name="Internet_20_link" text:visited-style-name="Visited_20_Internet_20_Link"><text:span text:style-name="T81">UA</text:span></text:a><text:span text:style-name="T81">)</text:span><text:bookmark-end text:name="__RefNumPara__4905_4075986771"/></text:p>
              <text:list>
                <text:list-item>
                  <text:p text:style-name="P32"><text:span text:style-name="T25">Запис запиту на послуги, </text:span><text:a xlink:type="simple" xlink:href="https://www.hl7.org/fhir/servicerequest.html" text:style-name="Internet_20_link" text:visited-style-name="Visited_20_Internet_20_Link"><text:span text:style-name="T25">ServiceRequest</text:span></text:a><text:span text:style-name="T25"> — </text:span><text:span text:style-name="T26">(</text:span><text:span text:style-name="T25"><text:bookmark-ref text:reference-format="number" text:ref-name="__RefNumPara__201_4075986771">3</text:bookmark-ref></text:span><text:span text:style-name="T26">) </text:span><text:span text:style-name="T25"><text:bookmark-ref text:reference-format="text" text:ref-name="__RefNumPara__201_4075986771">Направлення</text:bookmark-ref></text:span></text:p>
                </text:list-item>
                <text:list-item>
                  <text:p text:style-name="P32"><text:bookmark-start text:name="__RefNumPara__4127_4075986771"/><text:span text:style-name="T74">Запит на використання медичного приладу, </text:span>DeviceRequest — <text:a xlink:type="simple" xlink:href="https://www.hl7.org/fhir/devicerequest.html" text:style-name="Internet_20_link" text:visited-style-name="Visited_20_Internet_20_Link"><text:span text:style-name="T74">FHIR</text:span></text:a><text:span text:style-name="T74"> (</text:span><text:a xlink:type="simple" xlink:href="https://translate.google.com/translate?hl=&amp;sl=en&amp;tl=uk&amp;u=https%3A%2F%2Fwww.hl7.org%2Ffhir%2Fdevicerequest.html&amp;sandbox=1" text:style-name="Internet_20_link" text:visited-style-name="Visited_20_Internet_20_Link"><text:span text:style-name="T74">UA</text:span></text:a><text:span text:style-name="T74">)</text:span><text:bookmark-end text:name="__RefNumPara__4127_4075986771"/></text:p>
                </text:list-item>
                <text:list-item>
                  <text:p text:style-name="P31"><text:span text:style-name="T35">П</text:span><text:span text:style-name="T36">лан надання допомоги</text:span><text:span text:style-name="T24">, </text:span><text:span text:style-name="T42">C</text:span><text:a xlink:type="simple" xlink:href="https://www.hl7.org/fhir/careplan.html" text:style-name="Internet_20_link" text:visited-style-name="Visited_20_Internet_20_Link"><text:span text:style-name="T41">arePlan</text:span></text:a><text:span text:style-name="T41"> — </text:span><text:span text:style-name="T43">лист призначень, обстежень</text:span></text:p>
                </text:list-item>
              </text:list>
            </text:list-item>
            <text:list-item>
              <text:p text:style-name="P32"><text:span text:style-name="T40">Події, </text:span><text:a xlink:type="simple" xlink:href="https://www.hl7.org/fhir/event.html" text:style-name="Internet_20_link" text:visited-style-name="Visited_20_Internet_20_Link">Event</text:a><text:a xlink:type="simple" xlink:href="https://www.hl7.org/fhir/event.html" text:style-name="Internet_20_link" text:visited-style-name="Visited_20_Internet_20_Link"><text:span text:style-name="T28">s</text:span></text:a><text:span text:style-name="T28"> </text:span></text:p>
              <text:list>
                <text:list-item>
                  <text:p text:style-name="P39">дивись (<text:bookmark-ref text:reference-format="number" text:ref-name="__RefNumPara__3977_4075986771">2.1.</text:bookmark-ref> <text:bookmark-ref text:reference-format="text" text:ref-name="__RefNumPara__3977_4075986771">Медичні події, Medical Events — API, FHIR: Pattern event, workflow event</text:bookmark-ref>)</text:p>
                </text:list-item>
                <text:list-item>
                  <text:p text:style-name="P32"><text:bookmark-start text:name="__RefNumPara__4049_4075986771"/><text:span text:style-name="T72">Використання медичного пристрою, </text:span>DeviceUseStatement — <text:a xlink:type="simple" xlink:href="https://www.hl7.org/fhir/deviceusestatement.html" text:style-name="Internet_20_link" text:visited-style-name="Visited_20_Internet_20_Link"><text:span text:style-name="T71">FHIR</text:span></text:a><text:span text:style-name="T71"> (</text:span><text:a xlink:type="simple" xlink:href="https://translate.google.com/translate?hl=&amp;sl=en&amp;tl=uk&amp;u=https%3A%2F%2Fwww.hl7.org%2Ffhir%2Fdeviceusestatement.html&amp;sandbox=1" text:style-name="Internet_20_link" text:visited-style-name="Visited_20_Internet_20_Link"><text:span text:style-name="T71">UA</text:span></text:a><text:span text:style-name="T71">)</text:span><text:bookmark-end text:name="__RefNumPara__4049_4075986771"/></text:p>
                </text:list-item>
              </text:list>
            </text:list-item>
          </text:list>
        </text:list-item>
      </text:list>
      <text:p text:style-name="P3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 New Roman" svg:font-family="'Times New Roman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uk" fo:country="U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9T10:46:13.543532462</meta:creation-date>
    <dc:date>2020-02-12T02:13:45.647080778</dc:date>
    <meta:editing-duration>P2DT14H25M30S</meta:editing-duration>
    <meta:editing-cycles>214</meta:editing-cycles>
    <meta:generator>LibreOffice/6.4.0.2$Linux_X86_64 LibreOffice_project/08d19fecdc7a2298d051e19cfdb7c35544855fc3</meta:generator>
    <dc:title>Summary NSZU-MIS</dc:title>
    <meta:document-statistic meta:table-count="0" meta:image-count="0" meta:object-count="0" meta:page-count="4" meta:paragraph-count="92" meta:word-count="571" meta:character-count="4241" meta:non-whitespace-character-count="3806"/>
  </office:meta>
</office:document-meta>
</file>